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9.55145833333333cm"/>
    </style:style>
    <style:style style:name="co3" style:family="table-column">
      <style:table-column-properties fo:break-before="auto" style:column-width="7.99041666666667cm"/>
    </style:style>
    <style:style style:name="co4" style:family="table-column">
      <style:table-column-properties fo:break-before="auto" style:column-width="8.22854166666667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97.25pt" style:use-optimal-row-height="false" fo:break-before="auto"/>
    </style:style>
    <style:style style:name="ro3" style:family="table-row">
      <style:table-row-properties style:row-height="196.5pt" style:use-optimal-row-height="false" fo:break-before="auto"/>
    </style:style>
    <style:style style:name="ro4" style:family="table-row">
      <style:table-row-properties style:row-height="265.5pt" style:use-optimal-row-height="true" fo:break-before="auto"/>
    </style:style>
    <style:style style:name="ro5" style:family="table-row">
      <style:table-row-properties style:row-height="49.1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3" table:default-cell-style-name="ce4"/>
        <table:table-column table:style-name="co4" table:default-cell-style-name="ce4"/>
        <table:table-column table:style-name="co3" table:number-columns-repeated="1018" table:default-cell-style-name="ce4"/>
        <table:table-column table:style-name="co5" table:number-columns-repeated="15360" table:default-cell-style-name="ce1"/>
        <table:table-row table:style-name="ro1">
          <table:table-cell office:value-type="string" table:style-name="ce2">
            <text:p>Level</text:p>
          </table:table-cell>
          <table:table-cell office:value-type="string" table:style-name="ce3">
            <text:p>Air Magic</text:p>
          </table:table-cell>
          <table:table-cell office:value-type="string" table:style-name="ce3">
            <text:p>Earth Magic</text:p>
          </table:table-cell>
          <table:table-cell office:value-type="string" table:style-name="ce3">
            <text:p>Fire Magic</text:p>
          </table:table-cell>
          <table:table-cell office:value-type="string" table:style-name="ce3">
            <text:p>Water Magic</text:p>
          </table:table-cell>
          <table:table-cell table:number-columns-repeated="1019" table:style-name="ce4"/>
          <table:table-cell table:number-columns-repeated="15360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<text:span text:style-name="T2">Haste</text:span><text:span text:style-name="T2"/></text:p>
            <text:p>+1M to stack for one turn</text:p>
            <text:p>Removes the slow promotion</text:p>
            <text:p/>
            <text:p><text:span text:style-name="T2">Blur</text:span><text:span text:style-name="T2"/></text:p>
            <text:p>Stack gets immunity to first strikes for one turn</text:p>
          </table:table-cell>
          <table:table-cell office:value-type="string" table:style-name="ce6">
            <text:p><text:span text:style-name="T2">Bloom</text:span><text:span text:style-name="T2"/></text:p>
            <text:p>Grow a forest</text:p>
            <text:p/>
            <text:p><text:span text:style-name="T2">Enchanted Blade</text:span><text:span text:style-name="T2"/></text:p>
            <text:p>+20% strength for melee units in stack for</text:p>
            <text:p>one turn</text:p>
            <text:p/>
            <text:p><text:span text:style-name="T2">Treetop Defense</text:span><text:span text:style-name="T2"/></text:p>
            <text:p>Fully fortifies stack in forest</text:p>
            <text:p/>
          </table:table-cell>
          <table:table-cell office:value-type="string" table:style-name="ce7">
            <text:p>Scorch</text:p>
            <text:p><text:span text:style-name="T1">Turn tile towards desert 1 step per cast</text:span><text:span text:style-name="T1"/></text:p>
            <text:p><text:span text:style-name="T1">Removes terrain features upon turning desert</text:span><text:span text:style-name="T1"/></text:p>
            <text:p><text:span text:style-name="T1">(floodplains, forests, jungles)</text:span><text:span text:style-name="T1"/></text:p>
            <text:p/>
            <text:p>Blinding Light</text:p>
            <text:p><text:span text:style-name="T1">Enemy stack becomes immobile for 2 turns</text:span><text:span text:style-name="T1"/></text:p>
            <text:p><text:span text:style-name="T1">Range 1, 33% chance to be resisted</text:span></text:p>
          </table:table-cell>
          <table:table-cell office:value-type="string" table:style-name="ce6">
            <text:p><text:span text:style-name="T2">Slow</text:span></text:p>
            <text:p>-1M to all enemy units around caster, range 1</text:p>
            <text:p>33% chance to wear off each turn</text:p>
            <text:p>33% chance to be resisted</text:p>
            <text:p>Removes the hasted promotion</text:p>
            <text:p/>
            <text:p><text:span text:style-name="T2">Dance of Blades</text:span></text:p>
            <text:p>+1 first strike to units in stack for one turn</text:p>
            <text:p/>
            <text:p><text:span text:style-name="T2">Waterwalking</text:span></text:p>
            <text:p>Units can walk on water in casters tile,</text:p>
            <text:p>Amphibious</text:p>
            <text:p>Lasts 2 turns</text:p>
          </table:table-cell>
          <table:table-cell office:value-type="string" table:style-name="ce8">
            <text:p>+1 Attack/- 1 Defence, 1 turn</text:p>
            <text:p>'Inivisibility, but lost after combat or movement</text:p>
            <text:p>Spellstaff</text:p>
            <text:p>Teleport (Escape)</text:p>
            <text:p>Weak &amp; Strong Permanent</text:p>
          </table:table-cell>
          <table:table-cell office:value-type="string" table:style-name="ce4">
            <text:p>Choose Unit</text:p>
          </table:table-cell>
          <table:table-cell table:number-columns-repeated="16377"/>
        </table:table-row>
        <table:table-row table:style-name="ro3">
          <table:table-cell office:value-type="float" office:value="2" table:style-name="ce5">
            <text:p>2</text:p>
          </table:table-cell>
          <table:table-cell office:value-type="string" table:style-name="ce7">
            <text:p>Teleport</text:p>
            <text:p><text:span text:style-name="T1">Teleports most damaged unit in stack to capital.</text:span></text:p>
            <text:p><text:span text:style-name="T1"/></text:p>
            <text:p>Maelstrom</text:p>
            <text:p><text:span text:style-name="T1">Does damage to whole stack</text:span></text:p>
            <text:p><text:span text:style-name="T1">Average Damage 10%, Max Damage (30%)</text:span></text:p>
            <text:p><text:span text:style-name="T1">Range: 1</text:span></text:p>
            <text:p/>
          </table:table-cell>
          <table:table-cell office:value-type="string" table:style-name="ce6">
            <text:p><text:span text:style-name="T2">Uplift</text:span></text:p>
            <text:p>Adds / removes a hill on tile. (3 Turns)</text:p>
            <text:p>Tile must be unimproved</text:p>
            <text:p>Features get destroyed</text:p>
            <text:p/>
            <text:p><text:span text:style-name="T2">Dispel</text:span></text:p>
            <text:p>Removes beneficial buffs from enemy units</text:p>
            <text:p>Removes negative buffs from friendly units</text:p>
            <text:p>Range 2, Selected Tile</text:p>
          </table:table-cell>
          <table:table-cell office:value-type="string" table:style-name="ce7">
            <text:p>Ring of Flames</text:p>
            <text:p><text:span text:style-name="T1">AOE, Average 10%, Max Damage (30%)</text:span></text:p>
            <text:p><text:span text:style-name="T1">Range 1. Damages Own Unit</text:span></text:p>
            <text:p><text:span text:style-name="T1"/></text:p>
            <text:p>Fire Rage</text:p>
            <text:p><text:span text:style-name="T1">Casters Tile, Strongest Unit gets Collateral Damage attack. Wears off after 1 turn and combat.</text:span></text:p>
            <text:p><text:span text:style-name="T1">+10% Strength</text:span></text:p>
          </table:table-cell>
          <table:table-cell office:value-type="string" table:style-name="ce6">
            <text:p><text:span text:style-name="T2">Vitalize</text:span></text:p>
            <text:p>Turn tile towards grassland 1 step per cast</text:p>
            <text:p>Removes floodplains</text:p>
            <text:p/>
            <text:p><text:span text:style-name="T2">Weak</text:span></text:p>
            <text:p>-20% strength for all units in stack.</text:p>
            <text:p>Can be resisted 33%</text:p>
            <text:p>Wears off chance 33%</text:p>
            <text:p/>
            <text:p/>
          </table:table-cell>
          <table:table-cell office:value-type="string" table:style-name="ce6">
            <text:p><text:span text:style-name="T2">Fireball</text:span></text:p>
            <text:p>Does damage to strongest defensive<text:s/></text:p>
            <text:p>Average Damage 20%, Max Damage (100%)</text:p>
            <text:p>Range: 1</text:p>
            <text:p/>
            <text:p><text:span text:style-name="T2"/></text:p>
            <text:p><text:span text:style-name="T2"/></text:p>
            <text:p><text:span text:style-name="T2">Diseased</text:span></text:p>
            <text:p><text:span text:style-name="T2"/></text:p>
            <text:p/>
            <text:p><text:span text:style-name="T2"/></text:p>
            <text:p><text:span text:style-name="T2">Illusion</text:span></text:p>
            <text:p/>
          </table:table-cell>
          <table:table-cell table:number-columns-repeated="1018" table:style-name="ce4"/>
          <table:table-cell table:number-columns-repeated="15360"/>
        </table:table-row>
        <table:table-row table:style-name="ro4">
          <table:table-cell office:value-type="float" office:value="3" table:style-name="ce5">
            <text:p>3</text:p>
          </table:table-cell>
          <table:table-cell office:value-type="string" table:style-name="ce7">
            <text:p>Spellstaff</text:p>
            <text:p><text:span text:style-name="T1">Can cast twice</text:span></text:p>
            <text:p/>
            <text:p>Fatigued</text:p>
            <text:p><text:span text:style-name="T1">-1M to all enemy units</text:span></text:p>
            <text:p><text:span text:style-name="T1">-20% strength all units</text:span></text:p>
            <text:p><text:span text:style-name="T1">33% wears off, 33% resisted</text:span></text:p>
            <text:p><text:span text:style-name="T1"/></text:p>
            <text:p><text:span text:style-name="T1">Unit Visibility -1, all units</text:span></text:p>
            <text:p><text:span text:style-name="T1">No resist, 1 turn</text:span></text:p>
            <text:p><text:span text:style-name="T1"/></text:p>
            <text:p><text:span text:style-name="T1">Selected Tile</text:span></text:p>
            <text:p><text:span text:style-name="T1"/></text:p>
            <text:p><text:span text:style-name="T1">Caster Tile: Dance of Blades</text:span></text:p>
          </table:table-cell>
          <table:table-cell office:value-type="string" table:style-name="ce7">
            <text:p>Stoneskin</text:p>
            <text:p><text:span text:style-name="T1">+2 Defensive Strength</text:span></text:p>
            <text:p><text:span text:style-name="T1">+2 First Strike</text:span></text:p>
            <text:p><text:span text:style-name="T1">Full Stack</text:span></text:p>
            <text:p><text:span text:style-name="T1">Casters Tile</text:span></text:p>
            <text:p><text:span text:style-name="T1">1 Turn, Removed after Combat,</text:span></text:p>
            <text:p><text:span text:style-name="T1"/></text:p>
            <text:p>Blend</text:p>
            <text:p><text:span text:style-name="T1">Makes selected unit have hidden promotion.</text:span></text:p>
            <text:p><text:span text:style-name="T1">Double Movement through Forests/Jungle</text:span></text:p>
            <text:p/>
          </table:table-cell>
          <table:table-cell office:value-type="string" table:style-name="ce6">
            <text:p><text:span text:style-name="T2">Greater Fireball</text:span></text:p>
            <text:p>Does damage to strongest defensive<text:s/></text:p>
            <text:p>Average Damage 35%, Max Damage (100%)</text:p>
            <text:p>Range: 2</text:p>
            <text:p/>
            <text:p/>
            <text:p><text:span text:style-name="T2">Fire Shield</text:span></text:p>
            <text:p>Range 1, Select Stack</text:p>
            <text:p>(Magic Immunity for 2 turn)</text:p>
            <text:p>(Immunity for First Strikes, 2 turns)</text:p>
            <text:p>Removes negative buffs</text:p>
            <text:p>Max Fortify Bonus<text:span text:style-name="T2"/></text:p>
            <text:p/>
          </table:table-cell>
          <table:table-cell office:value-type="string" table:style-name="ce9">
            <text:p>Sacrifice</text:p>
            <text:p><text:span text:style-name="T1">In caster's tile, strongest unit</text:span></text:p>
            <text:p><text:span text:style-name="T1">+50% Strength</text:span></text:p>
            <text:p><text:span text:style-name="T1">+2 First Strike</text:span></text:p>
            <text:p><text:span text:style-name="T1">Dies after 2 turns</text:span></text:p>
            <text:p/>
            <text:p/>
            <text:p/>
            <text:p/>
            <text:p/>
            <text:p>Teleport Away</text:p>
            <text:p><text:span text:style-name="T1">Range 1, Select Tile,<text:s/></text:span></text:p>
            <text:p><text:span text:style-name="T1">Random Unit goes back to Capital</text:span></text:p>
            <text:p><text:span text:style-name="T1">Does not affect Invisible Units</text:span></text:p>
            <text:p/>
            <text:p/>
            <text:p/>
            <text:p/>
          </table:table-cell>
          <table:table-cell table:number-columns-repeated="1019" table:style-name="ce4"/>
          <table:table-cell table:number-columns-repeated="15360"/>
        </table:table-row>
        <table:table-row table:number-rows-repeated="3" table:style-name="ro5">
          <table:table-cell table:number-columns-repeated="16384"/>
        </table:table-row>
        <table:table-row table:number-rows-repeated="3" table:style-name="ro6">
          <table:table-cell table:style-name="ce4"/>
          <table:table-cell table:style-name="ce1"/>
          <table:table-cell table:number-columns-repeated="1022" table:style-name="ce4"/>
          <table:table-cell table:number-columns-repeated="15360"/>
        </table:table-row>
        <table:table-row table:number-rows-repeated="3" table:style-name="ro5">
          <table:table-cell table:number-columns-repeated="16384"/>
        </table:table-row>
        <table:table-row table:number-rows-repeated="2" table:style-name="ro6">
          <table:table-cell table:style-name="ce4"/>
          <table:table-cell table:style-name="ce1"/>
          <table:table-cell table:number-columns-repeated="1022" table:style-name="ce4"/>
          <table:table-cell table:number-columns-repeated="15360"/>
        </table:table-row>
        <table:table-row table:number-rows-repeated="1048561" table:style-name="ro5">
          <table:table-cell table:number-columns-repeated="16384"/>
        </table:table-row>
      </table:table>
      <table:table table:name="Sheet2" table:style-name="ta2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  <table:table table:name="Sheet3" table:style-name="ta2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drian</meta:initial-creator>
    <dc:creator>Adrian</dc:creator>
    <meta:creation-date>2009-04-16T11:32:48Z</meta:creation-date>
    <dc:date>2014-11-06T20:12:17Z</dc:date>
    <meta:editing-cycles>77</meta:editing-cycles>
    <meta:editing-duration>PT12406S</meta:editing-duration>
    <meta:user-defined meta:name="Info 1"/>
    <meta:user-defined meta:name="Info 2"/>
    <meta:user-defined meta:name="Info 3"/>
    <meta:user-defined meta:name="Info 4"/>
  </office:meta>
</office:document-meta>
</file>